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63mm"/>
    </style:style>
    <style:style style:name="ro1" style:family="table-row">
      <style:table-row-properties style:row-height="5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>
        <table:iteration table:steps="1000" table:maximum-difference="0.00000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office:value-type="string">
            <text:p>n</text:p>
          </table:table-cell>
          <table:table-cell office:value-type="float" office:value="30">
            <text:p>30</text:p>
          </table:table-cell>
          <table:table-cell>
            <draw:frame table:end-cell-address="Sheet1.M22" table:end-x="18.26mm" table:end-y="4.51mm" draw:z-index="0" draw:style-name="gr1" svg:width="143.89mm" svg:height="121.49mm" svg:x="9.85mm" svg:y="0mm">
              <draw:object draw:notify-on-update-of-ranges="Sheet1.B6:Sheet1.B6 Sheet1.B6:Sheet1.B36 Sheet1.C5:Sheet1.C5 Sheet1.C6:Sheet1.C36 Sheet1.B6:Sheet1.B6 Sheet1.B6:Sheet1.B36 Sheet1.F5:Sheet1.F5 Sheet1.F6:Sheet1.F3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lambda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p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q</text:p>
          </table:table-cell>
          <table:table-cell table:formula="oooc:=1-[.F2]" office:value-type="float" office:value="0.6">
            <text:p>0.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poisson</text:p>
          </table:table-cell>
          <table:table-cell/>
          <table:table-cell office:value-type="string">
            <text:p>x</text:p>
          </table:table-cell>
          <table:table-cell office:value-type="string">
            <text:p>binomial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ooc:=EXP(-1*[.$C$2])*([.$C$2]^[.B6])/FACT([.B6])" office:value-type="float" office:value="0.00000614421235332821">
            <text:p>0.000006</text:p>
          </table:table-cell>
          <table:table-cell/>
          <table:table-cell office:value-type="float" office:value="0">
            <text:p>0</text:p>
          </table:table-cell>
          <table:table-cell table:formula="oooc:=(FACT([.$F$1])/(FACT([.E6])*FACT([.$F$1]-[.E6])))*([.$F$2]^[.E6])*([.$F$3]^([.$F$1]-[.E6]))" office:value-type="float" office:value="0.000000221073919720733">
            <text:p>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EXP(-1*[.$C$2])*([.$C$2]^[.B7])/FACT([.B7])" office:value-type="float" office:value="0.0000737305482399385">
            <text:p>0.000074</text:p>
          </table:table-cell>
          <table:table-cell/>
          <table:table-cell office:value-type="float" office:value="1">
            <text:p>1</text:p>
          </table:table-cell>
          <table:table-cell table:formula="oooc:=(FACT([.$F$1])/(FACT([.E7])*FACT([.$F$1]-[.E7])))*([.$F$2]^[.E7])*([.$F$3]^([.$F$1]-[.E7]))" office:value-type="float" office:value="0.00000442147839441466">
            <text:p>0.000004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EXP(-1*[.$C$2])*([.$C$2]^[.B8])/FACT([.B8])" office:value-type="float" office:value="0.000442383289439631">
            <text:p>0.000442</text:p>
          </table:table-cell>
          <table:table-cell/>
          <table:table-cell office:value-type="float" office:value="2">
            <text:p>2</text:p>
          </table:table-cell>
          <table:table-cell table:formula="oooc:=(FACT([.$F$1])/(FACT([.E8])*FACT([.$F$1]-[.E8])))*([.$F$2]^[.E8])*([.$F$3]^([.$F$1]-[.E8]))" office:value-type="float" office:value="0.0000427409578126751">
            <text:p>0.000043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EXP(-1*[.$C$2])*([.$C$2]^[.B9])/FACT([.B9])" office:value-type="float" office:value="0.00176953315775852">
            <text:p>0.00177</text:p>
          </table:table-cell>
          <table:table-cell/>
          <table:table-cell office:value-type="float" office:value="3">
            <text:p>3</text:p>
          </table:table-cell>
          <table:table-cell table:formula="oooc:=(FACT([.$F$1])/(FACT([.E9])*FACT([.$F$1]-[.E9])))*([.$F$2]^[.E9])*([.$F$3]^([.$F$1]-[.E9]))" office:value-type="float" office:value="0.000265943737501089">
            <text:p>0.0002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EXP(-1*[.$C$2])*([.$C$2]^[.B10])/FACT([.B10])" office:value-type="float" office:value="0.00530859947327557">
            <text:p>0.005309</text:p>
          </table:table-cell>
          <table:table-cell/>
          <table:table-cell office:value-type="float" office:value="4">
            <text:p>4</text:p>
          </table:table-cell>
          <table:table-cell table:formula="oooc:=(FACT([.$F$1])/(FACT([.E10])*FACT([.$F$1]-[.E10])))*([.$F$2]^[.E10])*([.$F$3]^([.$F$1]-[.E10]))" office:value-type="float" office:value="0.0011967468187549">
            <text:p>0.00119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EXP(-1*[.$C$2])*([.$C$2]^[.B11])/FACT([.B11])" office:value-type="float" office:value="0.0127406387358614">
            <text:p>0.012741</text:p>
          </table:table-cell>
          <table:table-cell/>
          <table:table-cell office:value-type="float" office:value="5">
            <text:p>5</text:p>
          </table:table-cell>
          <table:table-cell table:formula="oooc:=(FACT([.$F$1])/(FACT([.E11])*FACT([.$F$1]-[.E11])))*([.$F$2]^[.E11])*([.$F$3]^([.$F$1]-[.E11]))" office:value-type="float" office:value="0.004148722305017">
            <text:p>0.004149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EXP(-1*[.$C$2])*([.$C$2]^[.B12])/FACT([.B12])" office:value-type="float" office:value="0.0254812774717228">
            <text:p>0.025481</text:p>
          </table:table-cell>
          <table:table-cell/>
          <table:table-cell office:value-type="float" office:value="6">
            <text:p>6</text:p>
          </table:table-cell>
          <table:table-cell table:formula="oooc:=(FACT([.$F$1])/(FACT([.E12])*FACT([.$F$1]-[.E12])))*([.$F$2]^[.E12])*([.$F$3]^([.$F$1]-[.E12]))" office:value-type="float" office:value="0.0115242286250472">
            <text:p>0.01152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EXP(-1*[.$C$2])*([.$C$2]^[.B13])/FACT([.B13])" office:value-type="float" office:value="0.0436821899515247">
            <text:p>0.043682</text:p>
          </table:table-cell>
          <table:table-cell/>
          <table:table-cell office:value-type="float" office:value="7">
            <text:p>7</text:p>
          </table:table-cell>
          <table:table-cell table:formula="oooc:=(FACT([.$F$1])/(FACT([.E13])*FACT([.$F$1]-[.E13])))*([.$F$2]^[.E13])*([.$F$3]^([.$F$1]-[.E13]))" office:value-type="float" office:value="0.0263410940001079">
            <text:p>0.026341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EXP(-1*[.$C$2])*([.$C$2]^[.B14])/FACT([.B14])" office:value-type="float" office:value="0.0655232849272871">
            <text:p>0.065523</text:p>
          </table:table-cell>
          <table:table-cell/>
          <table:table-cell office:value-type="float" office:value="8">
            <text:p>8</text:p>
          </table:table-cell>
          <table:table-cell table:formula="oooc:=(FACT([.$F$1])/(FACT([.E14])*FACT([.$F$1]-[.E14])))*([.$F$2]^[.E14])*([.$F$3]^([.$F$1]-[.E14]))" office:value-type="float" office:value="0.0504870968335402">
            <text:p>0.050487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EXP(-1*[.$C$2])*([.$C$2]^[.B15])/FACT([.B15])" office:value-type="float" office:value="0.0873643799030494">
            <text:p>0.087364</text:p>
          </table:table-cell>
          <table:table-cell/>
          <table:table-cell office:value-type="float" office:value="9">
            <text:p>9</text:p>
          </table:table-cell>
          <table:table-cell table:formula="oooc:=(FACT([.$F$1])/(FACT([.E15])*FACT([.$F$1]-[.E15])))*([.$F$2]^[.E15])*([.$F$3]^([.$F$1]-[.E15]))" office:value-type="float" office:value="0.0822752689139173">
            <text:p>0.08227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EXP(-1*[.$C$2])*([.$C$2]^[.B16])/FACT([.B16])" office:value-type="float" office:value="0.104837255883659">
            <text:p>0.104837</text:p>
          </table:table-cell>
          <table:table-cell/>
          <table:table-cell office:value-type="float" office:value="10">
            <text:p>10</text:p>
          </table:table-cell>
          <table:table-cell table:formula="oooc:=(FACT([.$F$1])/(FACT([.E16])*FACT([.$F$1]-[.E16])))*([.$F$2]^[.E16])*([.$F$3]^([.$F$1]-[.E16]))" office:value-type="float" office:value="0.115185376479484">
            <text:p>0.115185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ooc:=EXP(-1*[.$C$2])*([.$C$2]^[.B17])/FACT([.B17])" office:value-type="float" office:value="0.114367915509447">
            <text:p>0.114368</text:p>
          </table:table-cell>
          <table:table-cell/>
          <table:table-cell office:value-type="float" office:value="11">
            <text:p>11</text:p>
          </table:table-cell>
          <table:table-cell table:formula="oooc:=(FACT([.$F$1])/(FACT([.E17])*FACT([.$F$1]-[.E17])))*([.$F$2]^[.E17])*([.$F$3]^([.$F$1]-[.E17]))" office:value-type="float" office:value="0.139618638156951">
            <text:p>0.139619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ooc:=EXP(-1*[.$C$2])*([.$C$2]^[.B18])/FACT([.B18])" office:value-type="float" office:value="0.114367915509447">
            <text:p>0.114368</text:p>
          </table:table-cell>
          <table:table-cell/>
          <table:table-cell office:value-type="float" office:value="12">
            <text:p>12</text:p>
          </table:table-cell>
          <table:table-cell table:formula="oooc:=(FACT([.$F$1])/(FACT([.E18])*FACT([.$F$1]-[.E18])))*([.$F$2]^[.E18])*([.$F$3]^([.$F$1]-[.E18]))" office:value-type="float" office:value="0.14737522916567">
            <text:p>0.147375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ooc:=EXP(-1*[.$C$2])*([.$C$2]^[.B19])/FACT([.B19])" office:value-type="float" office:value="0.105570383547181">
            <text:p>0.10557</text:p>
          </table:table-cell>
          <table:table-cell/>
          <table:table-cell office:value-type="float" office:value="13">
            <text:p>13</text:p>
          </table:table-cell>
          <table:table-cell table:formula="oooc:=(FACT([.$F$1])/(FACT([.E19])*FACT([.$F$1]-[.E19])))*([.$F$2]^[.E19])*([.$F$3]^([.$F$1]-[.E19]))" office:value-type="float" office:value="0.136038673076003">
            <text:p>0.136039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ooc:=EXP(-1*[.$C$2])*([.$C$2]^[.B20])/FACT([.B20])" office:value-type="float" office:value="0.0904889001832984">
            <text:p>0.090489</text:p>
          </table:table-cell>
          <table:table-cell/>
          <table:table-cell office:value-type="float" office:value="14">
            <text:p>14</text:p>
          </table:table-cell>
          <table:table-cell table:formula="oooc:=(FACT([.$F$1])/(FACT([.E20])*FACT([.$F$1]-[.E20])))*([.$F$2]^[.E20])*([.$F$3]^([.$F$1]-[.E20]))" office:value-type="float" office:value="0.11012654487105">
            <text:p>0.110127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ooc:=EXP(-1*[.$C$2])*([.$C$2]^[.B21])/FACT([.B21])" office:value-type="float" office:value="0.0723911201466387">
            <text:p>0.072391</text:p>
          </table:table-cell>
          <table:table-cell/>
          <table:table-cell office:value-type="float" office:value="15">
            <text:p>15</text:p>
          </table:table-cell>
          <table:table-cell table:formula="oooc:=(FACT([.$F$1])/(FACT([.E21])*FACT([.$F$1]-[.E21])))*([.$F$2]^[.E21])*([.$F$3]^([.$F$1]-[.E21]))" office:value-type="float" office:value="0.0783122096860802">
            <text:p>0.078312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ooc:=EXP(-1*[.$C$2])*([.$C$2]^[.B22])/FACT([.B22])" office:value-type="float" office:value="0.054293340109979">
            <text:p>0.054293</text:p>
          </table:table-cell>
          <table:table-cell/>
          <table:table-cell office:value-type="float" office:value="16">
            <text:p>16</text:p>
          </table:table-cell>
          <table:table-cell table:formula="oooc:=(FACT([.$F$1])/(FACT([.E22])*FACT([.$F$1]-[.E22])))*([.$F$2]^[.E22])*([.$F$3]^([.$F$1]-[.E22]))" office:value-type="float" office:value="0.0489451310538001">
            <text:p>0.048945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ooc:=EXP(-1*[.$C$2])*([.$C$2]^[.B23])/FACT([.B23])" office:value-type="float" office:value="0.0383247106658675">
            <text:p>0.038325</text:p>
          </table:table-cell>
          <table:table-cell/>
          <table:table-cell office:value-type="float" office:value="17">
            <text:p>17</text:p>
          </table:table-cell>
          <table:table-cell table:formula="oooc:=(FACT([.$F$1])/(FACT([.E23])*FACT([.$F$1]-[.E23])))*([.$F$2]^[.E23])*([.$F$3]^([.$F$1]-[.E23]))" office:value-type="float" office:value="0.0268718366569883">
            <text:p>0.026872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ooc:=EXP(-1*[.$C$2])*([.$C$2]^[.B24])/FACT([.B24])" office:value-type="float" office:value="0.0255498071105784">
            <text:p>0.02555</text:p>
          </table:table-cell>
          <table:table-cell/>
          <table:table-cell office:value-type="float" office:value="18">
            <text:p>18</text:p>
          </table:table-cell>
          <table:table-cell table:formula="oooc:=(FACT([.$F$1])/(FACT([.E24])*FACT([.$F$1]-[.E24])))*([.$F$2]^[.E24])*([.$F$3]^([.$F$1]-[.E24]))" office:value-type="float" office:value="0.0129382917237351">
            <text:p>0.012938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ooc:=EXP(-1*[.$C$2])*([.$C$2]^[.B25])/FACT([.B25])" office:value-type="float" office:value="0.0161367202803653">
            <text:p>0.016137</text:p>
          </table:table-cell>
          <table:table-cell/>
          <table:table-cell office:value-type="float" office:value="19">
            <text:p>19</text:p>
          </table:table-cell>
          <table:table-cell table:formula="oooc:=(FACT([.$F$1])/(FACT([.E25])*FACT([.$F$1]-[.E25])))*([.$F$2]^[.E25])*([.$F$3]^([.$F$1]-[.E25]))" office:value-type="float" office:value="0.00544770177841478">
            <text:p>0.005448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ooc:=EXP(-1*[.$C$2])*([.$C$2]^[.B26])/FACT([.B26])" office:value-type="float" office:value="0.00968203216821917">
            <text:p>0.009682</text:p>
          </table:table-cell>
          <table:table-cell/>
          <table:table-cell office:value-type="float" office:value="20">
            <text:p>20</text:p>
          </table:table-cell>
          <table:table-cell table:formula="oooc:=(FACT([.$F$1])/(FACT([.E26])*FACT([.$F$1]-[.E26])))*([.$F$2]^[.E26])*([.$F$3]^([.$F$1]-[.E26]))" office:value-type="float" office:value="0.00199749065208542">
            <text:p>0.001997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ooc:=EXP(-1*[.$C$2])*([.$C$2]^[.B27])/FACT([.B27])" office:value-type="float" office:value="0.00553258981041095">
            <text:p>0.005533</text:p>
          </table:table-cell>
          <table:table-cell/>
          <table:table-cell office:value-type="float" office:value="21">
            <text:p>21</text:p>
          </table:table-cell>
          <table:table-cell table:formula="oooc:=(FACT([.$F$1])/(FACT([.E27])*FACT([.$F$1]-[.E27])))*([.$F$2]^[.E27])*([.$F$3]^([.$F$1]-[.E27]))" office:value-type="float" office:value="0.000634124016535054">
            <text:p>0.000634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ooc:=EXP(-1*[.$C$2])*([.$C$2]^[.B28])/FACT([.B28])" office:value-type="float" office:value="0.00301777626022416">
            <text:p>0.003018</text:p>
          </table:table-cell>
          <table:table-cell/>
          <table:table-cell office:value-type="float" office:value="22">
            <text:p>22</text:p>
          </table:table-cell>
          <table:table-cell table:formula="oooc:=(FACT([.$F$1])/(FACT([.E28])*FACT([.$F$1]-[.E28])))*([.$F$2]^[.E28])*([.$F$3]^([.$F$1]-[.E28]))" office:value-type="float" office:value="0.000172942913600469">
            <text:p>0.000173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ooc:=EXP(-1*[.$C$2])*([.$C$2]^[.B29])/FACT([.B29])" office:value-type="float" office:value="0.00157449196185608">
            <text:p>0.001574</text:p>
          </table:table-cell>
          <table:table-cell/>
          <table:table-cell office:value-type="float" office:value="23">
            <text:p>23</text:p>
          </table:table-cell>
          <table:table-cell table:formula="oooc:=(FACT([.$F$1])/(FACT([.E29])*FACT([.$F$1]-[.E29])))*([.$F$2]^[.E29])*([.$F$3]^([.$F$1]-[.E29]))" office:value-type="float" office:value="0.0000401027046030074">
            <text:p>0.00004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ooc:=EXP(-1*[.$C$2])*([.$C$2]^[.B30])/FACT([.B30])" office:value-type="float" office:value="0.000787245980928041">
            <text:p>0.000787</text:p>
          </table:table-cell>
          <table:table-cell/>
          <table:table-cell office:value-type="float" office:value="24">
            <text:p>24</text:p>
          </table:table-cell>
          <table:table-cell table:formula="oooc:=(FACT([.$F$1])/(FACT([.E30])*FACT([.$F$1]-[.E30])))*([.$F$2]^[.E30])*([.$F$3]^([.$F$1]-[.E30]))" office:value-type="float" office:value="0.00000779774811725144">
            <text:p>0.000008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ooc:=EXP(-1*[.$C$2])*([.$C$2]^[.B31])/FACT([.B31])" office:value-type="float" office:value="0.00037787807084546">
            <text:p>0.000378</text:p>
          </table:table-cell>
          <table:table-cell/>
          <table:table-cell office:value-type="float" office:value="25">
            <text:p>25</text:p>
          </table:table-cell>
          <table:table-cell table:formula="oooc:=(FACT([.$F$1])/(FACT([.E31])*FACT([.$F$1]-[.E31])))*([.$F$2]^[.E31])*([.$F$3]^([.$F$1]-[.E31]))" office:value-type="float" office:value="0.00000124763969876023">
            <text:p>0.000001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ooc:=EXP(-1*[.$C$2])*([.$C$2]^[.B32])/FACT([.B32])" office:value-type="float" office:value="0.000174405263467135">
            <text:p>0.000174</text:p>
          </table:table-cell>
          <table:table-cell/>
          <table:table-cell office:value-type="float" office:value="26">
            <text:p>26</text:p>
          </table:table-cell>
          <table:table-cell table:formula="oooc:=(FACT([.$F$1])/(FACT([.E32])*FACT([.$F$1]-[.E32])))*([.$F$2]^[.E32])*([.$F$3]^([.$F$1]-[.E32]))" office:value-type="float" office:value="0.000000159953807533363">
            <text:p>0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ooc:=EXP(-1*[.$C$2])*([.$C$2]^[.B33])/FACT([.B33])" office:value-type="float" office:value="0.0000775134504298378">
            <text:p>0.000078</text:p>
          </table:table-cell>
          <table:table-cell/>
          <table:table-cell office:value-type="float" office:value="27">
            <text:p>27</text:p>
          </table:table-cell>
          <table:table-cell table:formula="oooc:=(FACT([.$F$1])/(FACT([.E33])*FACT([.$F$1]-[.E33])))*([.$F$2]^[.E33])*([.$F$3]^([.$F$1]-[.E33]))" office:value-type="float" office:value="0.0000000157979069168753">
            <text:p>0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ooc:=EXP(-1*[.$C$2])*([.$C$2]^[.B34])/FACT([.B34])" office:value-type="float" office:value="0.0000332200501842162">
            <text:p>0.000033</text:p>
          </table:table-cell>
          <table:table-cell/>
          <table:table-cell office:value-type="float" office:value="28">
            <text:p>28</text:p>
          </table:table-cell>
          <table:table-cell table:formula="oooc:=(FACT([.$F$1])/(FACT([.E34])*FACT([.$F$1]-[.E34])))*([.$F$2]^[.E34])*([.$F$3]^([.$F$1]-[.E34]))" office:value-type="float" office:value="0.00000000112842192263395">
            <text:p>0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ooc:=EXP(-1*[.$C$2])*([.$C$2]^[.B35])/FACT([.B35])" office:value-type="float" office:value="0.0000137462276624343">
            <text:p>0.000014</text:p>
          </table:table-cell>
          <table:table-cell/>
          <table:table-cell office:value-type="float" office:value="29">
            <text:p>29</text:p>
          </table:table-cell>
          <table:table-cell table:formula="oooc:=(FACT([.$F$1])/(FACT([.E35])*FACT([.$F$1]-[.E35])))*([.$F$2]^[.E35])*([.$F$3]^([.$F$1]-[.E35]))" office:value-type="float" office:value="0.0000000000518814677073082">
            <text:p>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ooc:=EXP(-1*[.$C$2])*([.$C$2]^[.B36])/FACT([.B36])" office:value-type="float" office:value="0.00000549849106497372">
            <text:p>0.000005</text:p>
          </table:table-cell>
          <table:table-cell/>
          <table:table-cell office:value-type="float" office:value="30">
            <text:p>30</text:p>
          </table:table-cell>
          <table:table-cell table:formula="oooc:=(FACT([.$F$1])/(FACT([.E36])*FACT([.$F$1]-[.E36])))*([.$F$2]^[.E36])*([.$F$3]^([.$F$1]-[.E36]))" office:value-type="float" office:value="0.00000000000115292150460685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12.7mm"/>
      <style:text-properties style:font-name="Nimbus Sans L" fo:language="es" fo:country="MX" style:font-name-asian="DejaVu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MX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5">02/25/2008</text:date>, <text:time>23:0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lan Salvador Ivan Reyes Conde</meta:initial-creator>
    <meta:creation-date>2008-02-25T15:31:31</meta:creation-date>
    <dc:creator>Alan Salvador Ivan Reyes Conde</dc:creator>
    <dc:date>2008-02-25T23:06:01</dc:date>
    <meta:editing-cycles>2</meta:editing-cycles>
    <meta:editing-duration>PT15M45S</meta:editing-duration>
    <meta:user-defined meta:name="Info 1"/>
    <meta:user-defined meta:name="Info 2"/>
    <meta:user-defined meta:name="Info 3"/>
    <meta:user-defined meta:name="Info 4"/>
    <meta:document-statistic meta:table-count="3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2.551399230957pt" style:font-size-asian="22.551399230957pt" style:font-size-complex="22.551399230957pt"/>
    </style:style>
    <style:style style:name="ch3" style:family="chart">
      <style:graphic-properties draw:stroke="none" svg:stroke-color="#b3b3b3" draw:fill="none" draw:fill-color="#e6e6e6"/>
      <style:text-properties fo:font-size="13.8777837753296pt" style:font-size-asian="13.8777837753296pt" style:font-size-complex="13.8777837753296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39cm" svg:height="12.15cm" chart:class="chart:scatter" chart:style-name="ch1">
        <chart:title svg:x="5.764cm" svg:y="0.243cm" chart:style-name="ch2">
          <text:p>Poisson</text:p>
        </chart:title>
        <chart:legend chart:legend-position="end" svg:x="11.123cm" svg:y="5.45cm" chart:style-name="ch3"/>
        <chart:plot-area chart:style-name="ch4" table:cell-range-address="Sheet1.B6:Sheet1.C36 Sheet1.C5:Sheet1.C36 Sheet1.F5:Sheet1.F36 Sheet1.B5:Sheet1.B5" chart:data-source-has-labels="row" svg:x="0.286cm" svg:y="1.68cm" svg:width="10.55cm" svg:height="9.981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6:Sheet1.C36" chart:label-cell-address="Sheet1.C5:Sheet1.C5" chart:class="chart:scatter">
            <chart:domain table:cell-range-address="Sheet1.B6:Sheet1.B36"/>
            <chart:data-point chart:repeated="31"/>
          </chart:series>
          <chart:series chart:style-name="ch8" chart:values-cell-range-address="Sheet1.F6:Sheet1.F36" chart:label-cell-address="Sheet1.F5:Sheet1.F5" chart:class="chart:scatte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isson</text:p>
              </table:table-cell>
              <table:table-cell office:value-type="string">
                <text:p>binom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0.00000614421235332821">
                <text:p>0.00000614421235332821</text:p>
              </table:table-cell>
              <table:table-cell office:value-type="float" office:value="0.000000221073919720733">
                <text:p>0.000000221073919720733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0.0000737305482399385">
                <text:p>0.0000737305482399385</text:p>
              </table:table-cell>
              <table:table-cell office:value-type="float" office:value="0.00000442147839441466">
                <text:p>0.0000044214783944146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0.000442383289439631">
                <text:p>0.000442383289439631</text:p>
              </table:table-cell>
              <table:table-cell office:value-type="float" office:value="0.0000427409578126751">
                <text:p>0.0000427409578126751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0.00176953315775852">
                <text:p>0.00176953315775852</text:p>
              </table:table-cell>
              <table:table-cell office:value-type="float" office:value="0.000265943737501089">
                <text:p>0.000265943737501089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0.00530859947327557">
                <text:p>0.00530859947327557</text:p>
              </table:table-cell>
              <table:table-cell office:value-type="float" office:value="0.0011967468187549">
                <text:p>0.001196746818754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0.0127406387358614">
                <text:p>0.0127406387358614</text:p>
              </table:table-cell>
              <table:table-cell office:value-type="float" office:value="0.004148722305017">
                <text:p>0.004148722305017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0.0254812774717228">
                <text:p>0.0254812774717228</text:p>
              </table:table-cell>
              <table:table-cell office:value-type="float" office:value="0.0115242286250472">
                <text:p>0.0115242286250472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0.0436821899515247">
                <text:p>0.0436821899515247</text:p>
              </table:table-cell>
              <table:table-cell office:value-type="float" office:value="0.0263410940001079">
                <text:p>0.026341094000107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0.0655232849272871">
                <text:p>0.0655232849272871</text:p>
              </table:table-cell>
              <table:table-cell office:value-type="float" office:value="0.0504870968335402">
                <text:p>0.0504870968335402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0.0873643799030494">
                <text:p>0.0873643799030494</text:p>
              </table:table-cell>
              <table:table-cell office:value-type="float" office:value="0.0822752689139173">
                <text:p>0.0822752689139173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0.104837255883659">
                <text:p>0.104837255883659</text:p>
              </table:table-cell>
              <table:table-cell office:value-type="float" office:value="0.115185376479484">
                <text:p>0.11518537647948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0.114367915509447">
                <text:p>0.114367915509447</text:p>
              </table:table-cell>
              <table:table-cell office:value-type="float" office:value="0.139618638156951">
                <text:p>0.139618638156951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0.114367915509447">
                <text:p>0.114367915509447</text:p>
              </table:table-cell>
              <table:table-cell office:value-type="float" office:value="0.14737522916567">
                <text:p>0.14737522916567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0.105570383547181">
                <text:p>0.105570383547181</text:p>
              </table:table-cell>
              <table:table-cell office:value-type="float" office:value="0.136038673076003">
                <text:p>0.136038673076003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0.0904889001832984">
                <text:p>0.0904889001832984</text:p>
              </table:table-cell>
              <table:table-cell office:value-type="float" office:value="0.11012654487105">
                <text:p>0.11012654487105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0.0723911201466387">
                <text:p>0.0723911201466387</text:p>
              </table:table-cell>
              <table:table-cell office:value-type="float" office:value="0.0783122096860802">
                <text:p>0.078312209686080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0.054293340109979">
                <text:p>0.054293340109979</text:p>
              </table:table-cell>
              <table:table-cell office:value-type="float" office:value="0.0489451310538001">
                <text:p>0.0489451310538001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0.0383247106658675">
                <text:p>0.0383247106658675</text:p>
              </table:table-cell>
              <table:table-cell office:value-type="float" office:value="0.0268718366569883">
                <text:p>0.0268718366569883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0.0255498071105784">
                <text:p>0.0255498071105784</text:p>
              </table:table-cell>
              <table:table-cell office:value-type="float" office:value="0.0129382917237351">
                <text:p>0.0129382917237351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0.0161367202803653">
                <text:p>0.0161367202803653</text:p>
              </table:table-cell>
              <table:table-cell office:value-type="float" office:value="0.00544770177841478">
                <text:p>0.00544770177841478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0.00968203216821917">
                <text:p>0.00968203216821917</text:p>
              </table:table-cell>
              <table:table-cell office:value-type="float" office:value="0.00199749065208542">
                <text:p>0.00199749065208542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0.00553258981041095">
                <text:p>0.00553258981041095</text:p>
              </table:table-cell>
              <table:table-cell office:value-type="float" office:value="0.000634124016535054">
                <text:p>0.000634124016535054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0.00301777626022416">
                <text:p>0.00301777626022416</text:p>
              </table:table-cell>
              <table:table-cell office:value-type="float" office:value="0.000172942913600469">
                <text:p>0.000172942913600469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0.00157449196185608">
                <text:p>0.00157449196185608</text:p>
              </table:table-cell>
              <table:table-cell office:value-type="float" office:value="0.0000401027046030074">
                <text:p>0.0000401027046030074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0.000787245980928041">
                <text:p>0.000787245980928041</text:p>
              </table:table-cell>
              <table:table-cell office:value-type="float" office:value="0.00000779774811725144">
                <text:p>0.0000077977481172514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0.00037787807084546">
                <text:p>0.00037787807084546</text:p>
              </table:table-cell>
              <table:table-cell office:value-type="float" office:value="0.00000124763969876023">
                <text:p>0.0000012476396987602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0.000174405263467135">
                <text:p>0.000174405263467135</text:p>
              </table:table-cell>
              <table:table-cell office:value-type="float" office:value="0.000000159953807533363">
                <text:p>0.000000159953807533363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0.0000775134504298378">
                <text:p>0.0000775134504298378</text:p>
              </table:table-cell>
              <table:table-cell office:value-type="float" office:value="0.0000000157979069168753">
                <text:p>0.0000000157979069168753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0.0000332200501842162">
                <text:p>0.0000332200501842162</text:p>
              </table:table-cell>
              <table:table-cell office:value-type="float" office:value="0.00000000112842192263395">
                <text:p>0.00000000112842192263395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0.0000137462276624343">
                <text:p>0.0000137462276624343</text:p>
              </table:table-cell>
              <table:table-cell office:value-type="float" office:value="0.0000000000518814677073082">
                <text:p>0.0000000000518814677073082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0.00000549849106497372">
                <text:p>0.00000549849106497372</text:p>
              </table:table-cell>
              <table:table-cell office:value-type="float" office:value="0.00000000000115292150460685">
                <text:p>0.00000000000115292150460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